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1eb67b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b67b" officeooo:paragraph-rsid="001eb67b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officeooo:rsid="00235c5e"/>
    </style:style>
    <style:style style:name="P4" style:family="paragraph" style:parent-style-name="Standard">
      <style:text-properties fo:font-weight="bold" officeooo:rsid="00271cce" officeooo:paragraph-rsid="00271cc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45be4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8f4a8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bd9fc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e6ca7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7ed2a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tyle="normal" officeooo:paragraph-rsid="002bd9fc" style:font-style-asian="normal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tyle="normal" officeooo:paragraph-rsid="002e6ca7" style:font-style-asian="normal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92929" style:font-name="Liberation Serif" fo:font-size="12pt" fo:letter-spacing="normal" fo:font-style="normal" fo:font-weight="normal" officeooo:rsid="0030299f" officeooo:paragraph-rsid="002e6ca7" style:font-size-asian="12pt" style:font-style-asian="normal" style:font-size-complex="12pt" style:font-style-complex="normal"/>
    </style:style>
    <style:style style:name="P13" style:family="paragraph" style:parent-style-name="Text_20_body">
      <style:text-properties officeooo:paragraph-rsid="002d6e57"/>
    </style:style>
    <style:style style:name="P14" style:family="paragraph" style:parent-style-name="Standard">
      <style:text-properties officeooo:paragraph-rsid="003a43f4"/>
    </style:style>
    <style:style style:name="P15" style:family="paragraph" style:parent-style-name="Standard">
      <style:text-properties fo:font-weight="bold" officeooo:rsid="003a43f4" officeooo:paragraph-rsid="003a43f4" style:font-weight-asian="bold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list-style-name="L3"/>
    <style:style style:name="P19" style:family="paragraph" style:list-style-name="L4"/>
    <style:style style:name="T1" style:family="text">
      <style:text-properties officeooo:rsid="001eb67b"/>
    </style:style>
    <style:style style:name="T2" style:family="text">
      <style:text-properties fo:font-variant="normal" fo:text-transform="none" fo:color="#c0c0c0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c0c0c0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c0c0c0" style:font-name="Open sans" fo:letter-spacing="normal" fo:font-style="normal" fo:font-weight="normal"/>
    </style:style>
    <style:style style:name="T5" style:family="text">
      <style:text-properties fo:font-variant="normal" fo:text-transform="none" fo:color="#ffffff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ffffff" fo:font-size="13.5pt" fo:letter-spacing="normal" fo:font-style="normal" fo:font-weight="normal" fo:background-color="#272822" loext:char-shading-value="0" loext:padding="0cm" loext:border="none"/>
    </style:style>
    <style:style style:name="T7" style:family="text">
      <style:text-properties fo:font-variant="normal" fo:text-transform="none" fo:color="#ffffff" style:font-name="monospace" fo:font-size="11.25pt" fo:letter-spacing="normal" fo:font-style="normal" fo:font-weight="normal" fo:background-color="#272822" loext:char-shading-value="0" loext:padding="0cm" loext:border="none"/>
    </style:style>
    <style:style style:name="T8" style:family="text">
      <style:text-properties fo:font-variant="normal" fo:text-transform="none" fo:color="#ffffff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9" style:family="text">
      <style:text-properties fo:font-variant="normal" fo:text-transform="none" fo:color="#292929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292929" style:font-name="Liberation Serif" fo:font-size="12pt" fo:letter-spacing="normal" fo:font-style="normal" fo:font-weight="normal" officeooo:rsid="0030299f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292929" style:font-name="Liberation Serif" fo:font-size="12pt" fo:letter-spacing="normal" fo:font-style="normal" fo:font-weight="normal" fo:background-color="#f2f2f2" loext:char-shading-value="0" style:font-size-asian="12pt" style:font-style-asian="normal" style:font-size-complex="12pt" style:font-style-complex="normal" loext:padding="0cm" loext:border="none"/>
    </style:style>
    <style:style style:name="T12" style:family="text">
      <style:text-properties fo:font-variant="normal" fo:text-transform="none" fo:color="#0095dd" style:font-name="Source Serif Pro" fo:font-size="13.5pt" fo:letter-spacing="normal" fo:font-style="normal" fo:font-weight="normal" loext:padding="0cm" loext:border="none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71cc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8f4a8" style:font-style-asian="normal" style:font-style-complex="normal"/>
    </style:style>
    <style:style style:name="T18" style:family="text">
      <style:text-properties fo:font-style="normal" officeooo:rsid="002bd9fc" style:font-style-asian="normal" style:font-style-complex="normal"/>
    </style:style>
    <style:style style:name="T19" style:family="text">
      <style:text-properties fo:font-style="normal" officeooo:rsid="002e6ca7" style:font-style-asian="normal" style:font-style-complex="normal"/>
    </style:style>
    <style:style style:name="T20" style:family="text">
      <style:text-properties officeooo:rsid="00273cc1"/>
    </style:style>
    <style:style style:name="T21" style:family="text">
      <style:text-properties officeooo:rsid="0028f4a8"/>
    </style:style>
    <style:style style:name="T22" style:family="text">
      <style:text-properties fo:font-style="italic" officeooo:rsid="0028f4a8" style:font-style-asian="italic" style:font-style-complex="italic"/>
    </style:style>
    <style:style style:name="T23" style:family="text">
      <style:text-properties officeooo:rsid="002d6e57"/>
    </style:style>
    <style:style style:name="T24" style:family="text">
      <style:text-properties officeooo:rsid="0031bd52"/>
    </style:style>
    <style:style style:name="T25" style:family="text">
      <style:text-properties officeooo:rsid="00345be4"/>
    </style:style>
    <style:style style:name="T26" style:family="text">
      <style:text-properties officeooo:rsid="00363d49"/>
    </style:style>
    <style:style style:name="T27" style:family="text">
      <style:text-properties style:font-name="Liberation Mono" fo:font-style="normal" officeooo:rsid="0037ed2a" style:font-style-asian="normal" style:font-style-complex="normal"/>
    </style:style>
    <style:style style:name="T28" style:family="text">
      <style:text-properties officeooo:rsid="00384b83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JS: Criando sua primeira biblioteca</text:p>
      <text:p text:style-name="P2">Aula 01</text:p>
      <text:p text:style-name="P2"/>
      <text:p text:style-name="Text_20_body"><text:span text:style-name="T1">S</text:span>empre que vamos começar um projeto em Node, um projeto que não é <text:span text:style-name="Emphasis">front-end</text:span>, um projeto de <text:span text:style-name="Emphasis">back-end </text:span>com JavaScript, temos que criar algumas pequenas estruturas que estão sempre presentes nos projetos em Node. Uma delas é um arquivo de configuração que chama <text:span text:style-name="T13">“package.json”</text:span>, e criamos ele da seguinte forma, dando o comando <text:span text:style-name="Source_20_Text"><text:span text:style-name="T14">npm init</text:span></text:span>, ou seja, vamos iniciar, <text:span text:style-name="Source_20_Text">init</text:span>, um novo projeto através do npm. <text:span text:style-name="T1">C</text:span>olocar<text:span text:style-name="T1">emos</text:span> um comando extra aqui que é<text:span text:style-name="Source_20_Text"><text:span text:style-name="T14">-y</text:span></text:span>, que significa que vamos dar <text:span text:style-name="Emphasis">yes</text:span>, vamos dar sim, resposta automática para todas as perguntas que o <text:span text:style-name="Source_20_Text">npm init </text:span>precisa para criar este arquivo “package.json” inicialmente.</text:p>
      <text:p text:style-name="Standard">O npm então ele é um repositório de código aberto, onde a comunidade dev, disponibiliza todas as bibliotecas, os <text:span text:style-name="Emphasis">frameworks</text:span>, os códigos que ela desenvolve e deixa para a comunidade usar </text:p>
      <text:p text:style-name="Standard"/>
      <text:p text:style-name="Text_20_body">Você pode já ter visto (ou verá no futuro) trechos de código em JavaScript em que o mesmo processo de exportação de módulos é feito com a sintaxe <text:span text:style-name="Source_20_Text">export </text:span>ou <text:span text:style-name="Source_20_Text">export default </text:span>e a importação com a sintaxe <text:span text:style-name="Source_20_Text">import &lt;nomeModulo&gt; from ‘./caminho/arquivo’</text:span>.</text:p>
      <text:p text:style-name="Text_20_body">Esta outra forma de lidar com a importação e exportação de módulos veio com o famoso ES6 ou JS2015 e foi aos poucos sendo implementada para funcionar nativamente nos navegadores com a ajuda de <text:span text:style-name="Emphasis">bundlers </text:span>como o WebPack, que fazem a “tradução” de métodos do JavaScript mais moderno para garantir retrocompatibilidade. Porém, o ESM não estava disponível para uso com NodeJS.</text:p>
      <text:p text:style-name="Text_20_body">Através da documentação procuramos respostas para as seguintes perguntas:</text:p>
      <text:list xml:id="list114817499" text:style-name="L1">
        <text:list-item>
          <text:p text:style-name="P16">Como eu importo os métodos da lib para o meu código?</text:p>
        </text:list-item>
        <text:list-item>
          <text:p text:style-name="P16">Quais são os métodos e/ou palavras-chaves que a lib disponibiliza e quais os usos?</text:p>
        </text:list-item>
        <text:list-item>
          <text:p text:style-name="P16">Quais (e quantos) são os argumentos que devo passar como parâmetro para que estes métodos funcionem? Strings? Números? Um array de informações?</text:p>
        </text:list-item>
      </text:list>
      <text:p text:style-name="P3">Aula 02</text:p>
      <text:p text:style-name="P3"/>
      <text:p text:style-name="Standard">FS, <text:span text:style-name="Emphasis">file system</text:span>, é uma biblioteca que ela é muito comum em linguagem de programação, e ela trabalha nesse contexto, de acessar arquivos ler arquivos, acessar diretórios .</text:p>
      <text:p text:style-name="Standard"/>
      <text:p text:style-name="P4">Tratamentos de erros:</text:p>
      <text:p text:style-name="Standard"><text:span text:style-name="T15">--V</text:span>ou criar uma outra <text:span text:style-name="Source_20_Text">function trataErro(erro)</text:span>, ela vai receber como parâmetro <text:span text:style-name="Source_20_Text">erro</text:span>, somente isso por enquanto, e dentro do corpo da função, vamos usar uma estrutura, que chamamos, uma palavra-chave, que chamamos de <text:span text:style-name="Source_20_Text">throw</text:span>, <text:span text:style-name="Emphasis">throw </text:span>é literalmente lançar, jogar alguma uma coisa, em inglês, e usamos essa terminologia mesmo, lançamos um erro para fora do programa, para ele ser capturado e exibido, e tratado da forma como acharmos melhor. </text:p>
      <text:p text:style-name="Standard">E o que que vamos jogar para fora da função, para fora da execução do programa, no caso de erros? Vamos jogar um novo, um <text:span text:style-name="Source_20_Text">throw new Error(erro) </text:span>com e maiúsculo, <text:span text:style-name="Emphasis">Error </text:span>é um objeto que ele é do node mesmo.</text:p>
      <text:p text:style-name="Standard"/>
      <text:p text:style-name="Standard"><text:span text:style-name="Emphasis"><text:span text:style-name="T20">P</text:span></text:span><text:span text:style-name="Emphasis">romises</text:span>, é a maneira que o JavaScript lida com código assíncrono, código que precisa esperar uma coisa acontecer para em seguida acontecer outra, sem parar a execução do todo, sem parar o programa. </text:p>
      <text:p text:style-name="P6"><text:soft-page-break/><text:span text:style-name="Source_20_Text"><text:span text:style-name="T5">f</text:span></text:span><text:span text:style-name="Source_20_Text"><text:span text:style-name="T7">fs.promises.readFile(caminhoDoArquivo, encoding)</text:span></text:span><text:span text:style-name="Source_20_Text"><text:span text:style-name="T6"> </text:span></text:span><text:span text:style-name="T2">.</text:span> <text:span text:style-name="T20">É um método para trabalhar com assincronicidade . </text:span><text:span text:style-name="T21">Possui dois parâmetro. Logo depois vem o </text:span><text:span text:style-name="T22">then, </text:span><text:span text:style-name="T17">que é um <text:s/>método callbak também.</text:span></text:p>
      <text:p text:style-name="P7"><text:span text:style-name="T17">Q</text:span><text:span text:style-name="T18">uando usar a progração assíncrona : </text:span><text:a xlink:type="simple" xlink:href="https://www.alura.com.br/artigos/async-await-no-javascript-o-que-e-e-quando-usar" text:style-name="Internet_20_link" text:visited-style-name="Visited_20_Internet_20_Link"><text:span text:style-name="T16">Async/await no JavaScript: o que é e quando usar a programação assíncrona? | Alura Cursos Online</text:span></text:a><text:span text:style-name="T16"> </text:span></text:p>
      <text:p text:style-name="P10"/>
      <text:p text:style-name="P7">O Javascript (assim como muitas outras linguagens) utiliza o bloco <text:span text:style-name="Source_20_Text">try </text:span>para envolver o trecho de código que pode gerar algum tipo de exceção e o bloco <text:span text:style-name="Source_20_Text">catch </text:span>é o responsável por capturar o que ocorreu e permitir à pessoa que está desenvolvendo tratar o erro.<text:span text:style-name="T16"> </text:span></text:p>
      <text:p text:style-name="P10"/>
      <text:p text:style-name="P13"><text:span text:style-name="T23">A</text:span>s expressões regulares elas servem para nós justamente conseguirmos identificar padrões em estruturas de texto, em <text:span text:style-name="Emphasis">strings</text:span>, e aí podemos capturar essas estruturas, substituir essas estruturas, etc. As expressões regulares <text:s/>é uma linguagem própria e etem a própria sintaxe que utiliza alguns caracteres especiais, caracteres alfanuméricos e especiais, como por exemplo, barra, sinal de mais, asterisco, interrogação, para justamente conseguirmos fazer, criar, escrevermos uma instrução para que quando o texto, aplicarmos essa expressão regular no texto, consiga reconhecer os padrões que queremos. Elas são uma ferramenta eficiente para resolver problemas de código que envolvem padrões e buscas textuais.</text:p>
      <text:p text:style-name="Text_20_body"><text:span text:style-name="T23">V</text:span>amos utilizar um site, chamado, “regex101.com”, que esse site é super usado justamente para fazermos isso que queremos fazer agora, que é testar e escrevendo a expressão regular. </text:p>
      <text:p text:style-name="P8"><text:span text:style-name="T19">MDN → </text:span><text:a xlink:type="simple" xlink:href="https://developer.mozilla.org/pt-BR/docs/Web/JavaScript/Guide/Regular_Expressions" text:style-name="Internet_20_link" text:visited-style-name="Visited_20_Internet_20_Link"><text:span text:style-name="T16">Expressões Regulares - JavaScript | MDN (mozilla.org)</text:span></text:a><text:span text:style-name="T16"> </text:span></text:p>
      <text:p text:style-name="P11"/>
      <text:p text:style-name="P8"><text:span text:style-name="T10">O</text:span><text:span text:style-name="T9"> método </text:span><text:span text:style-name="Source_20_Text"><text:span text:style-name="T11">match() </text:span></text:span><text:span text:style-name="T9">retorna um array que armazena todos os resultados correspondentes </text:span><text:span text:style-name="T10">da expressão regular.</text:span></text:p>
      <text:p text:style-name="P12"/>
      <text:p text:style-name="Standard">Quando desenvolvemos com NodeJS e precisamos buscar alguma informação do terminal, temos a função <text:span text:style-name="Source_20_Text">process.argv </text:span>que nos retorna uma array de strings com a instalação do NodeJS e o caminho do arquivo<text:span text:style-name="Source_20_Text">.js </text:span>em execução nas duas primeiras posições.</text:p>
      <text:p text:style-name="Standard"/>
      <text:h text:style-name="Heading_20_2" text:outline-level="2">Nessa aula <text:span text:style-name="T24">04 </text:span>, você aprendeu:</text:h>
      <text:list xml:id="list2046754104" text:style-name="L2">
        <text:list-item>
          <text:p text:style-name="P17">A utilizar a interface de linha de comando e como aplicamos a lib <text:span text:style-name="Source_20_Text">process</text:span> do JavaScript para capturar e utilizar os dados informados no terminal em nosso código;</text:p>
        </text:list-item>
        <text:list-item>
          <text:p text:style-name="P17">A organizar o código separando em arquivos as funções que lidam com entrada e saída de dados das funções que processam os links;</text:p>
        </text:list-item>
        <text:list-item>
          <text:p text:style-name="P17">Como fazer estes diversos arquivos conversarem entre si através da exportação e importação de módulos com <text:span text:style-name="Source_20_Text">module.exports</text:span> e <text:span text:style-name="Source_20_Text">require()</text:span>;</text:p>
        </text:list-item>
        <text:list-item>
          <text:p text:style-name="P17">Que scripts são instruções que usamos para automatizar tarefas e como escrever nossos próprios scripts, incluí-los no arquivo de configuração <text:span text:style-name="Source_20_Text">package.json </text:span>e utilizá-los para executar comandos no terminal.</text:p>
        </text:list-item>
      </text:list>
      <text:p text:style-name="P5">Aula 05</text:p>
      <text:p text:style-name="Standard"><text:span text:style-name="T25">O </text:span>que tem que ser feito aqui é um <text:span text:style-name="Emphasis">loop </text:span>que pegue para cada objeto, e cada objeto tem o seu conjunto de chave e valor, o JavaScript tem um método chamado <text:span text:style-name="Source_20_Text"><text:span text:style-name="T14">Object.values()</text:span></text:span><text:span text:style-name="Source_20_Text"> </text:span>e esse método é um método de objeto, então ele recebe um objeto por parâmetro, um <text:span text:style-name="Source_20_Text">objeto</text:span>, e esse <text:soft-page-break/>método <text:span text:style-name="Source_20_Text">Object.values</text:span>, esse método ele acessa um objeto, e ponto <text:span text:style-name="Emphasis">value</text:span><text:span text:style-name="Source_20_Text">.value</text:span>, ele consegue pegar apenas o valor do conjunto de chave valor, e ele retorna esse valor dentro de um <text:span text:style-name="Emphasis">array</text:span>.<text:tab/></text:p>
      <text:p text:style-name="Standard"><text:span text:style-name="T26">O </text:span><text:span text:style-name="Source_20_Text">join() </text:span>é um método que ele tira os elementos de dentro de um <text:span text:style-name="Emphasis">array</text:span>, e transforma em uma <text:span text:style-name="Emphasis">string.</text:span> </text:p>
      <text:p text:style-name="P9"><text:span text:style-name="T27">É importante entender sobre http: </text:span><text:a xlink:type="simple" xlink:href="https://www.alura.com.br/artigos/desmistificando-o-protocolo-http-parte-1" text:style-name="Internet_20_link" text:visited-style-name="Visited_20_Internet_20_Link">HTTP: Desmistificando o protocolo da Web | Alura</text:a> </text:p>
      <text:p text:style-name="P9"/>
      <text:p text:style-name="P14"><text:span text:style-name="T28">V</text:span>amos usar um recurso do JavaScript que chamamos de operador de espalhamento, ou <text:span text:style-name="Emphasis">spread operator</text:span>, o <text:span text:style-name="Emphasis">spread operator</text:span>, ele serve para espalhar literalmente, quando usamos ele com objetos, ele espalha o valor do objeto, ele abre o valor do objeto, e conseguimos incluir coisas nele, como funciona? Com 3 pontos, o reticências, então o novo objeto que vamos retornar a cada <text:span text:style-name="Emphasis">loop </text:span>desse <text:span text:style-name="Source_20_Text">map()</text:span>, vai ser <text:span text:style-name="Source_20_Text">{… objeto, status: }</text:span>, aí o nosso novo conjunto de chave valor, que eu vou chamar de status, status dois pontos <text:span text:style-name="Source_20_Text">status:</text:span>. </text:p>
      <text:p text:style-name="Standard"/>
      <text:p text:style-name="Standard">Nessa aula, você aprendeu</text:p>
      <text:list xml:id="list1116880918" text:style-name="L3">
        <text:list-item>
          <text:p text:style-name="Text_20_body">Como utilizar a lib <text:span text:style-name="Source_20_Text">node-fetch </text:span>para acessar URLs e devolver informações como código de status HTTP;</text:p>
        </text:list-item>
        <text:list-item>
          <text:p text:style-name="Text_20_body">A utilizar o método <text:span text:style-name="Source_20_Text">Promise.all </text:span>para acessar de forma assíncrona um array de URLs e receber o resultado;</text:p>
        </text:list-item>
        <text:list-item>
          <text:p text:style-name="Text_20_body">A combinar o uso do <text:span text:style-name="Source_20_Text">node-fetch </text:span>e de promessas com <text:span text:style-name="Source_20_Text">async/await </text:span>para garantir que o código seja executado de forma assíncrona, retornando os resultados.</text:p>
        </text:list-item>
      </text:list>
      <text:p text:style-name="P15">Aula 05</text:p>
      <text:p text:style-name="P15"/>
      <text:p text:style-name="Text_20_body">Um teste unitário, como os que fizemos, testa pequenas partes (ou unidades) de código; normalmente a menor parte “testável” do código. É o primeiro tipo de testes que fazemos, e além de testar funcionalidades nos ajudam a pensar em casos de uso; por exemplo, o que deve acontecer no caso de <text:span text:style-name="Emphasis">input </text:span>incorreto de dados, ou falha em uma resposta. Ao testarmos as possibilidades, percebemos muitas vezes o que está faltando desenvolver.</text:p>
      <text:p text:style-name="Text_20_body">Além dos testes unitários, ainda existem outros tipos, como os testes de integração, que justamente integra diferentes módulos e envolve uma complexidade maior, e os testes de interface, que simulam a interface e os eventos que o usuário pode efetuar nela, como clique em um botão ou preenchimento de um input.</text:p>
      <text:p text:style-name="Text_20_body">Temos dois artigos no blog da Alura falando sobre testes: <text:a xlink:type="simple" xlink:href="https://www.alura.com.br/artigos/testes-em-javascript" office:target-frame-name="_blank" xlink:show="new" text:style-name="Internet_20_link" text:visited-style-name="Visited_20_Internet_20_Link">Testes em JavaScript</text:a>, que dá um panorama sobre o que são tipos de testes, e <text:a xlink:type="simple" xlink:href="https://www.alura.com.br/artigos/testes-com-mocks-e-stubs" office:target-frame-name="_blank" xlink:show="new" text:style-name="Internet_20_link" text:visited-style-name="Visited_20_Internet_20_Link">testes com mocks e stubs</text:a> que apresenta estas duas ferramentas de testes e como são utilizadas.</text:p>
      <text:p text:style-name="Text_20_body"/>
      <text:p text:style-name="Text_20_body">Chegamos ao fim deste curso e já desenvolvemos uma biblioteca totalmente funcional em NodeJS.</text:p>
      <text:p text:style-name="Text_20_body">Durante o desenvolvimento aprendemos vários conceitos e ferramentas novos:</text:p>
      <text:list xml:id="list240708250" text:style-name="L4">
        <text:list-item>
          <text:p text:style-name="Text_20_body">Importação e uso de dependências e módulos</text:p>
        </text:list-item>
        <text:list-item>
          <text:p text:style-name="Text_20_body">O uso da lib file system</text:p>
        </text:list-item>
        <text:list-item>
          <text:p text:style-name="Text_20_body">Como funcionam os comandos do termin <text:tab/> <text:tab/> <text:tab/></text:p>
        </text:list-item>
        <text:list-item>
          <text:p text:style-name="Text_20_body">O que são as promessas e o código assíncrono</text:p>
        </text:list-item>
        <text:list-item>
          <text:p text:style-name="Text_20_body"><text:soft-page-break/>Como utilizar expressões regulares</text:p>
        </text:list-item>
        <text:list-item>
          <text:p text:style-name="Text_20_body">Fazer requisições HTTP e manejar as respostas</text:p>
        </text:list-item>
        <text:list-item>
          <text:p text:style-name="Text_20_body">Testes unitários</text:p>
        </text:list-item>
      </text:list>
      <text:p text:style-name="Text_20_body">A partir daqui você pode expandir ainda mais as funcionalidades dessa lib ou criar as suas próprias.</text:p>
      <text:p text:style-name="Text_20_body"/>
      <text:p text:style-name="P1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6T13:16:57.970000000</meta:creation-date>
    <dc:date>2022-04-04T11:38:14.318000000</dc:date>
    <meta:editing-duration>PT3H45M37S</meta:editing-duration>
    <meta:editing-cycles>10</meta:editing-cycles>
    <meta:generator>LibreOffice/6.4.2.2$Windows_X86_64 LibreOffice_project/4e471d8c02c9c90f512f7f9ead8875b57fcb1ec3</meta:generator>
    <meta:document-statistic meta:table-count="0" meta:image-count="0" meta:object-count="0" meta:page-count="4" meta:paragraph-count="52" meta:word-count="1390" meta:character-count="8400" meta:non-whitespace-character-count="7061"/>
  </office:meta>
</office:document-meta>
</file>